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101cm" fo:margin-left="0cm" table:align="left" fo:keep-with-next="auto"/>
    </style:style>
    <style:style style:name="Tableau4.A" style:family="table-column">
      <style:table-column-properties style:column-width="8.996cm"/>
    </style:style>
    <style:style style:name="Tableau4.B" style:family="table-column">
      <style:table-column-properties style:column-width="8.105cm"/>
    </style:style>
    <style:style style:name="Tableau4.A1" style:family="table-cell">
      <style:table-cell-properties fo:background-color="#6666ff" fo:padding="0.097cm" fo:border-left="0.05pt solid #9999cc" fo:border-right="none" fo:border-top="0.05pt solid #9999cc" fo:border-bottom="0.05pt solid #9999cc">
        <style:background-image/>
      </style:table-cell-properties>
    </style:style>
    <style:style style:name="Tableau4.B1" style:family="table-cell">
      <style:table-cell-properties fo:background-color="#6666ff" fo:padding="0.097cm" fo:border="0.05pt solid #9999cc">
        <style:background-image/>
      </style:table-cell-properties>
    </style:style>
    <style:style style:name="Tableau4.A2" style:family="table-cell">
      <style:table-cell-properties fo:background-color="#ccccff" fo:padding="0.097cm" fo:border-left="0.05pt solid #9999cc" fo:border-right="none" fo:border-top="none" fo:border-bottom="0.05pt solid #9999cc">
        <style:background-image/>
      </style:table-cell-properties>
    </style:style>
    <style:style style:name="Tableau4.B2" style:family="table-cell">
      <style:table-cell-properties fo:background-color="#cccc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3" style:family="table-cell">
      <style:table-cell-properties fo:padding="0.097cm" fo:border-left="0.05pt solid #9999cc" fo:border-right="none" fo:border-top="none" fo:border-bottom="0.05pt solid #9999cc"/>
    </style:style>
    <style:style style:name="Tableau4.B3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5" style:family="table-cell">
      <style:table-cell-properties fo:background-color="#ffffff" fo:padding="0.097cm" fo:border-left="0.05pt solid #9999cc" fo:border-right="none" fo:border-top="none" fo:border-bottom="0.05pt solid #9999cc">
        <style:background-image/>
      </style:table-cell-properties>
    </style:style>
    <style:style style:name="Tableau4.B5" style:family="table-cell">
      <style:table-cell-properties fo:background-color="#ffff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6" style:family="table-cell">
      <style:table-cell-properties fo:padding="0.097cm" fo:border-left="0.05pt solid #9999cc" fo:border-right="none" fo:border-top="none" fo:border-bottom="0.05pt solid #9999cc"/>
    </style:style>
    <style:style style:name="Tableau4.B6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8" style:family="table-cell">
      <style:table-cell-properties fo:padding="0.097cm" fo:border-left="0.05pt solid #9999cc" fo:border-right="none" fo:border-top="none" fo:border-bottom="0.05pt solid #9999cc"/>
    </style:style>
    <style:style style:name="Tableau4.B8" style:family="table-cell">
      <style:table-cell-properties fo:padding="0.097cm" fo:border-left="0.05pt solid #9999cc" fo:border-right="0.05pt solid #9999cc" fo:border-top="none" fo:border-bottom="0.05pt solid #9999cc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22e6e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e6e3" officeooo:paragraph-rsid="0022e6e3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4pt" officeooo:rsid="001842c7" officeooo:paragraph-rsid="001842c7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4pt" officeooo:rsid="00178b16" officeooo:paragraph-rsid="00178b16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officeooo:rsid="001b886f" officeooo:paragraph-rsid="001b886f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officeooo:rsid="001ccf7b" officeooo:paragraph-rsid="001ccf7b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1dedf3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16769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d631a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0216769" officeooo:paragraph-rsid="00216769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23ab3e" officeooo:paragraph-rsid="0023ab3e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officeooo:rsid="002561cb" officeooo:paragraph-rsid="002561cb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officeooo:rsid="002595cb" officeooo:paragraph-rsid="002595cb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officeooo:rsid="0026ae8b" officeooo:paragraph-rsid="0026ae8b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officeooo:rsid="002864e5" officeooo:paragraph-rsid="002864e5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officeooo:rsid="002d631a" officeooo:paragraph-rsid="002d631a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officeooo:rsid="002f4fb4" officeooo:paragraph-rsid="002f4fb4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23ab3e" officeooo:paragraph-rsid="0023ab3e" style:font-size-asian="14pt" style:font-weight-asian="bold" style:font-size-complex="14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1f0e0" style:font-size-asian="14pt" style:font-size-complex="14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34f5c3" style:font-size-asian="14pt" style:font-size-complex="14pt"/>
    </style:style>
    <style:style style:name="P27" style:family="paragraph" style:parent-style-name="Standard">
      <style:text-properties officeooo:paragraph-rsid="0034f5c3"/>
    </style:style>
    <style:style style:name="P28" style:family="paragraph" style:parent-style-name="Table_20_Contents" style:list-style-name="L2">
      <style:paragraph-properties fo:text-align="justify" style:justify-single-word="false"/>
      <style:text-properties style:font-name="Times New Roman" fo:font-size="14pt" officeooo:rsid="002dfffa" officeooo:paragraph-rsid="002dfffa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4pt" officeooo:rsid="002eda44" officeooo:paragraph-rsid="002dfffa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3ab3e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561cb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595cb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6ae8b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864e5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able_20_Contents" style:list-style-name="L3">
      <style:paragraph-properties fo:text-align="justify" style:justify-single-word="false"/>
      <style:text-properties style:font-name="Times New Roman" fo:font-size="14pt" fo:font-style="normal" fo:font-weight="bold" officeooo:rsid="002eda44" officeooo:paragraph-rsid="0034f5c3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44849e2" officeooo:paragraph-rsid="0034f5c3" style:font-size-asian="14pt" style:font-style-asian="normal" style:font-size-complex="14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61cb" officeooo:paragraph-rsid="0034f5c3" style:font-size-asian="14pt" style:font-style-asian="normal" style:font-size-complex="14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95cb" officeooo:paragraph-rsid="0034f5c3" style:font-size-asian="14pt" style:font-style-asian="normal" style:font-size-complex="14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6ae8b" officeooo:paragraph-rsid="0034f5c3" style:font-size-asian="14pt" style:font-style-asian="normal" style:font-size-complex="14pt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864e5" officeooo:paragraph-rsid="0034f5c3" style:font-size-asian="14pt" style:font-style-asian="normal" style:font-size-complex="14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f4fb4" officeooo:paragraph-rsid="0034f5c3" style:font-size-asian="14pt" style:font-style-asian="normal" style:font-size-complex="14pt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4438d79" officeooo:paragraph-rsid="0034f5c3" style:font-size-asian="14pt" style:font-weight-asian="bold" style:font-size-complex="14pt" style:font-weight-complex="bold"/>
    </style:style>
    <style:style style:name="P43" style:family="paragraph" style:parent-style-name="Table_20_Contents" style:list-style-name="L3">
      <style:paragraph-properties fo:text-align="justify" style:justify-single-word="false"/>
      <style:text-properties style:font-name="Times New Roman" fo:font-size="14pt" fo:font-weight="bold" officeooo:rsid="002dfffa" officeooo:paragraph-rsid="0034f5c3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2dfffa" officeooo:paragraph-rsid="0034f5c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23ab3e" officeooo:paragraph-rsid="0034f5c3" style:font-size-asian="14pt" style:font-weight-asian="bold" style:font-size-complex="14pt" style:font-weight-complex="bold"/>
    </style:style>
    <style:style style:name="T1" style:family="text">
      <style:text-properties officeooo:rsid="00131f30"/>
    </style:style>
    <style:style style:name="T2" style:family="text">
      <style:text-properties officeooo:rsid="0013f800"/>
    </style:style>
    <style:style style:name="T3" style:family="text">
      <style:text-properties officeooo:rsid="001536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1f30" style:font-weight-asian="bold" style:font-weight-complex="bold"/>
    </style:style>
    <style:style style:name="T6" style:family="text">
      <style:text-properties fo:font-weight="normal" officeooo:rsid="00131f30" style:font-weight-asian="normal" style:font-weight-complex="normal"/>
    </style:style>
    <style:style style:name="T7" style:family="text">
      <style:text-properties officeooo:rsid="0019a0e9"/>
    </style:style>
    <style:style style:name="T8" style:family="text">
      <style:text-properties officeooo:rsid="001fd78c"/>
    </style:style>
    <style:style style:name="T9" style:family="text">
      <style:text-properties officeooo:rsid="002d631a"/>
    </style:style>
    <style:style style:name="T10" style:family="text">
      <style:text-properties officeooo:rsid="002d75d2"/>
    </style:style>
    <style:style style:name="T11" style:family="text">
      <style:text-properties officeooo:rsid="002eda44"/>
    </style:style>
    <style:style style:name="T12" style:family="text">
      <style:text-properties officeooo:rsid="04488aa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cueil des besoins fonctionnels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Besoins</text:p>
          </table:table-cell>
          <table:table-cell table:style-name="Tableau1.B1" office:value-type="string">
            <text:p text:style-name="P22">Fonctionnalités</text:p>
          </table:table-cell>
        </table:table-row>
        <table:table-row>
          <table:table-cell table:style-name="Tableau1.A2" office:value-type="string">
            <text:p text:style-name="P7">Uploader<text:span text:style-name="T7">(charger)</text:span> un document</text:p>
          </table:table-cell>
          <table:table-cell table:style-name="Tableau1.B2" office:value-type="string">
            <text:p text:style-name="P11">Collecter un docum<text:span text:style-name="T8">ent</text:span></text:p>
          </table:table-cell>
        </table:table-row>
        <table:table-row>
          <table:table-cell table:style-name="Tableau1.A2" office:value-type="string">
            <text:p text:style-name="P7">Acheter un document</text:p>
          </table:table-cell>
          <table:table-cell table:style-name="Tableau1.B2" office:value-type="string">
            <text:p text:style-name="P11">Distribuer un document</text:p>
          </table:table-cell>
        </table:table-row>
        <table:table-row>
          <table:table-cell table:style-name="Tableau1.A2" office:value-type="string">
            <text:p text:style-name="P6">Enregistrer les informations d’identification d’un éditeur</text:p>
          </table:table-cell>
          <table:table-cell table:style-name="Tableau1.B2" office:value-type="string">
            <text:p text:style-name="P9">Enregistrer une information</text:p>
          </table:table-cell>
        </table:table-row>
        <table:table-row>
          <table:table-cell table:style-name="Tableau1.A2" office:value-type="string">
            <text:p text:style-name="P6">Enregistrer les informations d’identification d’un lecteur</text:p>
          </table:table-cell>
          <table:table-cell table:style-name="Tableau1.B2" office:value-type="string">
            <text:p text:style-name="P9">Enregistrer une information</text:p>
          </table:table-cell>
        </table:table-row>
        <table:table-row>
          <table:table-cell table:style-name="Tableau1.A2" office:value-type="string">
            <text:p text:style-name="P6">Empêcher le transfert d’un document vers <text:span text:style-name="T9">n’importe quelle destination</text:span></text:p>
          </table:table-cell>
          <table:table-cell table:style-name="Tableau1.B2" office:value-type="string">
            <text:p text:style-name="P10">Gérer les droits d’auteur</text:p>
          </table:table-cell>
        </table:table-row>
        <table:table-row>
          <table:table-cell table:style-name="Tableau1.A2" office:value-type="string">
            <text:p text:style-name="P14">Consulter les documents hors connexion</text:p>
          </table:table-cell>
          <table:table-cell table:style-name="Tableau1.B2" office:value-type="string">
            <text:p text:style-name="P12">Distribuer un document</text:p>
          </table:table-cell>
        </table:table-row>
        <table:table-row>
          <table:table-cell table:style-name="Tableau1.A2" office:value-type="string">
            <text:p text:style-name="P20">Effectuer des recherches dans un document</text:p>
          </table:table-cell>
          <table:table-cell table:style-name="Tableau1.B2" office:value-type="string">
            <text:p text:style-name="P13">Distribuer un document</text:p>
          </table:table-cell>
        </table:table-row>
      </table:table>
      <text:p text:style-name="P2"/>
      <text:p text:style-name="P2"/>
      <text:p text:style-name="P4">Identification des acteurs</text:p>
      <text:list xml:id="list3602173712016685240" text:style-name="L1">
        <text:list-item>
          <text:p text:style-name="P24"><text:span text:style-name="T5">Le c</text:span><text:span text:style-name="T4">lient </text:span><text:span text:style-name="T6">ou</text:span><text:span text:style-name="T5"> le l</text:span><text:span text:style-name="T4">ecteur</text:span> <text:span text:style-name="T2">qui est</text:span> toute personne <text:span text:style-name="T3">qui veut</text:span> se procurer un document </text:p>
        </text:list-item>
        <text:list-item>
          <text:p text:style-name="P24"><text:span text:style-name="T5">L’é</text:span><text:span text:style-name="T4">diteur</text:span> <text:span text:style-name="T1">qui chargée de</text:span> <text:span text:style-name="T1">poster des contenus(document) sur la plateforme</text:span></text:p>
        </text:list-item>
        <text:list-item>
          <text:p text:style-name="P25"><text:span text:style-name="T5">L’a</text:span><text:span text:style-name="T4">dministrateur</text:span> <text:span text:style-name="T1">qui est chargé de gérer les ressources du système ainsi que les comptes utilisateurs.</text:span></text:p>
        </text:list-item>
      </text:list>
      <text:p text:style-name="P1"/>
      <text:p text:style-name="P5">Identification des cas d’utilisation</text:p>
      <text:p text:style-name="P3"/>
      <text:p text:style-name="P2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5">Cas d’utilisation</text:p>
          </table:table-cell>
          <table:table-cell table:style-name="Tableau4.B1" office:value-type="string">
            <text:p text:style-name="P45">Acteurs</text:p>
          </table:table-cell>
        </table:table-row>
        <table:table-row>
          <table:table-cell table:style-name="Tableau4.A2" office:value-type="string">
            <text:p text:style-name="P30">S’authentifier</text:p>
          </table:table-cell>
          <table:table-cell table:style-name="Tableau4.B2" office:value-type="string">
            <text:p text:style-name="P36">Visiteur</text:p>
          </table:table-cell>
        </table:table-row>
        <table:table-row>
          <table:table-cell table:style-name="Tableau4.A8" office:value-type="string">
            <text:p text:style-name="P31">Créer compte lecteur</text:p>
          </table:table-cell>
          <table:table-cell table:style-name="Tableau4.B8" office:value-type="string">
            <text:p text:style-name="P36">Visiteur</text:p>
          </table:table-cell>
        </table:table-row>
        <table:table-row>
          <table:table-cell table:style-name="Tableau4.A2" office:value-type="string">
            <text:p text:style-name="P31">Uploader un document</text:p>
          </table:table-cell>
          <table:table-cell table:style-name="Tableau4.B2" office:value-type="string">
            <text:p text:style-name="P37"><text:span text:style-name="T12">É</text:span>diteur</text:p>
          </table:table-cell>
        </table:table-row>
        <table:table-row>
          <table:table-cell table:style-name="Tableau4.A5" office:value-type="string">
            <text:p text:style-name="P42">Rechercher un document</text:p>
          </table:table-cell>
          <table:table-cell table:style-name="Tableau4.B5" office:value-type="string">
            <text:p text:style-name="P36">Lecteur, éditeur, Administrateur</text:p>
          </table:table-cell>
        </table:table-row>
        <table:table-row>
          <table:table-cell table:style-name="Tableau4.A8" office:value-type="string">
            <text:p text:style-name="P32">Acheter un document</text:p>
          </table:table-cell>
          <table:table-cell table:style-name="Tableau4.B8" office:value-type="string">
            <text:p text:style-name="P38"><text:span text:style-name="T12">L</text:span>ecteur</text:p>
          </table:table-cell>
        </table:table-row>
        <table:table-row>
          <table:table-cell table:style-name="Tableau4.A2" office:value-type="string">
            <text:p text:style-name="P33"><text:span text:style-name="T10">Lire</text:span> un document <text:span text:style-name="T10">acheté</text:span></text:p>
          </table:table-cell>
          <table:table-cell table:style-name="Tableau4.B2" office:value-type="string">
            <text:p text:style-name="P39"><text:span text:style-name="T12">L</text:span>ecteur</text:p>
          </table:table-cell>
        </table:table-row>
        <table:table-row>
          <table:table-cell table:style-name="Tableau4.A8" office:value-type="string">
            <text:p text:style-name="P34">Modifier les informations de connexion</text:p>
          </table:table-cell>
          <table:table-cell table:style-name="Tableau4.B8" office:value-type="string">
            <text:p text:style-name="P40">Lecteur, éditeur</text:p>
          </table:table-cell>
        </table:table-row>
        <table:table-row>
          <table:table-cell table:style-name="Tableau4.A2" office:value-type="string">
            <text:p text:style-name="P44">Gérer les profils lecteur et éditeur</text:p>
            <text:list xml:id="list3543761766501839103" text:style-name="L3">
              <text:list-item>
                <text:p text:style-name="P43">Créer <text:span text:style-name="T11">et supprimer </text:span>un éditeur</text:p>
              </text:list-item>
              <text:list-item>
                <text:p text:style-name="P35">Supprimer un lecteur</text:p>
              </text:list-item>
            </text:list>
          </table:table-cell>
          <table:table-cell table:style-name="Tableau4.B2" office:value-type="string">
            <text:p text:style-name="P41">Administrateur</text:p>
          </table:table-cell>
        </table:table-row>
        <table:table-row>
          <table:table-cell table:style-name="Tableau4.A5" office:value-type="string">
            <text:p text:style-name="P42"/>
          </table:table-cell>
          <table:table-cell table:style-name="Tableau4.B5" office:value-type="string">
            <text:p text:style-name="P3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8:34:50.624871028</meta:creation-date>
    <dc:date>2019-09-24T12:55:19.255974775</dc:date>
    <meta:editing-duration>PT2H27M55S</meta:editing-duration>
    <meta:editing-cycles>23</meta:editing-cycles>
    <meta:generator>LibreOffice/5.1.6.2$Linux_X86_64 LibreOffice_project/10m0$Build-2</meta:generator>
    <meta:document-statistic meta:table-count="2" meta:image-count="0" meta:object-count="0" meta:page-count="1" meta:paragraph-count="42" meta:word-count="168" meta:character-count="1217" meta:non-whitespace-character-count="1095"/>
  </office:meta>
</office:document-meta>
</file>